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0e70b1" officeooo:paragraph-rsid="000e70b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e70b1" officeooo:paragraph-rsid="00218a9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font-weight="normal" officeooo:rsid="000e70b1" officeooo:paragraph-rsid="000e70b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paragraph-rsid="000fa8ec" style:font-size-asian="10.5pt" style:font-size-complex="12pt"/>
    </style:style>
    <style:style style:name="P5" style:family="paragraph" style:parent-style-name="Standard">
      <style:text-properties fo:font-size="7pt" fo:font-weight="bold" officeooo:rsid="000e70b1" officeooo:paragraph-rsid="000e70b1" style:font-size-asian="6.09999990463257pt" style:font-weight-asian="bold" style:font-size-complex="7pt" style:font-weight-complex="bold"/>
    </style:style>
    <style:style style:name="P6" style:family="paragraph" style:parent-style-name="Standard">
      <style:text-properties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rsid="000e70b1" officeooo:paragraph-rsid="00218a9d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4.366cm"/>
        </style:tab-stops>
      </style:paragraph-properties>
      <style:text-properties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10" style:family="paragraph" style:parent-style-name="Standard">
      <style:text-properties fo:font-size="6pt" officeooo:paragraph-rsid="000fa8ec" style:font-size-asian="5.25pt" style:font-size-complex="6pt"/>
    </style:style>
    <style:style style:name="P11" style:family="paragraph" style:parent-style-name="Standard">
      <style:text-properties fo:font-size="6pt" officeooo:rsid="000fa8ec" officeooo:paragraph-rsid="000fa8ec" style:font-size-asian="5.25pt" style:font-size-complex="6pt"/>
    </style:style>
    <style:style style:name="P12" style:family="paragraph" style:parent-style-name="Standard">
      <style:paragraph-properties fo:line-height="90%"/>
      <style:text-properties fo:font-size="6pt" officeooo:rsid="000fa8ec" officeooo:paragraph-rsid="000fa8ec" style:font-size-asian="5.25pt" style:font-size-complex="6pt"/>
    </style:style>
    <style:style style:name="P13" style:family="paragraph" style:parent-style-name="Standard" style:list-style-name="L6">
      <style:paragraph-properties fo:line-height="115%" fo:text-align="justify" style:justify-single-word="false"/>
      <style:text-properties fo:font-size="6pt" officeooo:paragraph-rsid="00218a9d" style:font-size-asian="5.25pt" style:font-size-complex="6pt"/>
    </style:style>
    <style:style style:name="P14" style:family="paragraph" style:parent-style-name="Standard" style:list-style-name="L8">
      <style:paragraph-properties fo:line-height="115%" fo:text-align="justify" style:justify-single-word="false"/>
      <style:text-properties fo:font-size="6pt" officeooo:paragraph-rsid="00218a9d" style:font-size-asian="5.25pt" style:font-size-complex="6pt"/>
    </style:style>
    <style:style style:name="P15" style:family="paragraph" style:parent-style-name="Standard" style:list-style-name="L2">
      <style:paragraph-properties fo:line-height="90%" fo:text-align="justify" style:justify-single-word="false"/>
      <style:text-properties fo:font-size="6pt" officeooo:paragraph-rsid="000fcb57" style:font-size-asian="5.25pt" style:font-size-complex="6pt"/>
    </style:style>
    <style:style style:name="P16" style:family="paragraph" style:parent-style-name="Standard" style:list-style-name="L3">
      <style:paragraph-properties fo:line-height="90%" fo:text-align="justify" style:justify-single-word="false"/>
      <style:text-properties fo:font-size="6pt" officeooo:paragraph-rsid="000fcb57" style:font-size-asian="5.25pt" style:font-size-complex="6pt"/>
    </style:style>
    <style:style style:name="P17" style:family="paragraph" style:parent-style-name="Standard">
      <style:text-properties fo:font-size="6pt" officeooo:paragraph-rsid="00218a9d" style:font-size-asian="5.25pt" style:font-size-complex="6pt"/>
    </style:style>
    <style:style style:name="P18" style:family="paragraph" style:parent-style-name="Standard">
      <style:paragraph-properties fo:line-height="115%" fo:text-align="justify" style:justify-single-word="false">
        <style:tab-stops>
          <style:tab-stop style:position="3.863cm"/>
        </style:tab-stops>
      </style:paragraph-properties>
      <style:text-properties fo:font-size="6pt" officeooo:rsid="0022e473" officeooo:paragraph-rsid="0022e473" style:font-size-asian="5.25pt" style:font-size-complex="6pt"/>
    </style:style>
    <style:style style:name="P19" style:family="paragraph" style:parent-style-name="Standard">
      <style:paragraph-properties fo:line-height="150%"/>
      <style:text-properties fo:font-size="6pt" officeooo:paragraph-rsid="000ff2de" style:font-size-asian="5.25pt" style:font-size-complex="6pt"/>
    </style:style>
    <style:style style:name="P20" style:family="paragraph" style:parent-style-name="Standard">
      <style:text-properties fo:font-size="11pt" fo:font-weight="normal" officeooo:rsid="000e70b1" officeooo:paragraph-rsid="000e70b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fo:font-size="11pt" fo:font-weight="normal" officeooo:rsid="000e70b1" officeooo:paragraph-rsid="000e70b1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3pt" fo:font-weight="bold" officeooo:rsid="000e70b1" officeooo:paragraph-rsid="000e70b1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8pt" fo:font-weight="normal" officeooo:rsid="000e70b1" officeooo:paragraph-rsid="000e70b1" style:font-size-asian="7pt" style:font-weight-asian="normal" style:font-size-complex="8pt" style:font-weight-complex="normal"/>
    </style:style>
    <style:style style:name="P24" style:family="paragraph" style:parent-style-name="Standard">
      <style:text-properties officeooo:paragraph-rsid="000fa8ec"/>
    </style:style>
    <style:style style:name="P25" style:family="paragraph" style:parent-style-name="Standard">
      <style:text-properties officeooo:paragraph-rsid="000fcb57"/>
    </style:style>
    <style:style style:name="P26" style:family="paragraph" style:parent-style-name="Standard" style:list-style-name="L7">
      <style:paragraph-properties fo:line-height="115%" fo:text-align="justify" style:justify-single-word="false"/>
      <style:text-properties officeooo:paragraph-rsid="00218a9d"/>
    </style:style>
    <style:style style:name="P27" style:family="paragraph" style:parent-style-name="Standard" style:list-style-name="L8">
      <style:paragraph-properties fo:line-height="115%" fo:text-align="justify" style:justify-single-word="false"/>
      <style:text-properties officeooo:paragraph-rsid="00218a9d"/>
    </style:style>
    <style:style style:name="P28" style:family="paragraph" style:parent-style-name="Standard" style:list-style-name="L6">
      <style:paragraph-properties fo:line-height="115%" fo:text-align="justify" style:justify-single-word="false"/>
      <style:text-properties officeooo:paragraph-rsid="00218a9d"/>
    </style:style>
    <style:style style:name="P29" style:family="paragraph" style:parent-style-name="Standard">
      <style:paragraph-properties fo:line-height="150%"/>
      <style:text-properties officeooo:paragraph-rsid="000fcb57"/>
    </style:style>
    <style:style style:name="P30" style:family="paragraph" style:parent-style-name="Standard">
      <style:paragraph-properties fo:line-height="150%"/>
      <style:text-properties officeooo:paragraph-rsid="000ff2de"/>
    </style:style>
    <style:style style:name="P31" style:family="paragraph" style:parent-style-name="Standard" style:list-style-name="L5">
      <style:paragraph-properties fo:line-height="130%" fo:text-align="justify" style:justify-single-word="false"/>
      <style:text-properties officeooo:paragraph-rsid="000fcb57"/>
    </style:style>
    <style:style style:name="P32" style:family="paragraph" style:parent-style-name="Standard" style:list-style-name="L5">
      <style:paragraph-properties fo:line-height="130%" fo:text-align="justify" style:justify-single-word="false"/>
      <style:text-properties officeooo:paragraph-rsid="000ff2de"/>
    </style:style>
    <style:style style:name="P33" style:family="paragraph" style:parent-style-name="Standard">
      <style:paragraph-properties fo:line-height="130%" fo:text-align="justify" style:justify-single-word="false"/>
      <style:text-properties officeooo:paragraph-rsid="000fcb57"/>
    </style:style>
    <style:style style:name="P34" style:family="paragraph" style:parent-style-name="Standard" style:list-style-name="L5">
      <style:paragraph-properties fo:line-height="130%"/>
      <style:text-properties officeooo:paragraph-rsid="000fcb57"/>
    </style:style>
    <style:style style:name="P35" style:family="paragraph" style:parent-style-name="Standard" style:list-style-name="L5">
      <style:paragraph-properties fo:line-height="130%"/>
      <style:text-properties officeooo:paragraph-rsid="000ff2de"/>
    </style:style>
    <style:style style:name="P36" style:family="paragraph" style:parent-style-name="Standard" style:list-style-name="L2">
      <style:paragraph-properties fo:line-height="90%" fo:text-align="justify" style:justify-single-word="false"/>
      <style:text-properties officeooo:paragraph-rsid="000fcb57"/>
    </style:style>
    <style:style style:name="P37" style:family="paragraph" style:parent-style-name="Standard" style:list-style-name="L3">
      <style:paragraph-properties fo:line-height="90%" fo:text-align="justify" style:justify-single-word="false"/>
    </style:style>
    <style:style style:name="P38" style:family="paragraph" style:parent-style-name="Standard" style:list-style-name="L3">
      <style:paragraph-properties fo:line-height="90%" fo:text-align="justify" style:justify-single-word="false"/>
      <style:text-properties officeooo:paragraph-rsid="000fcb57"/>
    </style:style>
    <style:style style:name="P39" style:family="paragraph" style:parent-style-name="Standard">
      <style:paragraph-properties fo:line-height="90%" fo:text-align="justify" style:justify-single-word="false"/>
      <style:text-properties officeooo:paragraph-rsid="000fcb57"/>
    </style:style>
    <style:style style:name="P40" style:family="paragraph" style:parent-style-name="Standard">
      <style:paragraph-properties fo:line-height="80%"/>
      <style:text-properties officeooo:paragraph-rsid="00218a9d"/>
    </style:style>
    <style:style style:name="P41" style:family="paragraph" style:parent-style-name="Standard">
      <style:paragraph-properties fo:line-height="50%"/>
      <style:text-properties officeooo:paragraph-rsid="000fcb57"/>
    </style:style>
    <style:style style:name="P42" style:family="paragraph" style:parent-style-name="Standard">
      <style:text-properties fo:color="#465452" fo:font-size="28pt" fo:font-weight="bold" officeooo:rsid="000e70b1" officeooo:paragraph-rsid="000e70b1" style:font-size-asian="28pt" style:font-weight-asian="bold" style:font-size-complex="28pt" style:font-weight-complex="bold"/>
    </style:style>
    <style:style style:name="P43" style:family="paragraph" style:parent-style-name="Standard">
      <style:text-properties fo:color="#465452" fo:font-size="13pt" fo:font-weight="bold" officeooo:rsid="000e70b1" officeooo:paragraph-rsid="000e70b1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465452" fo:font-size="13pt" fo:font-weight="bold" officeooo:rsid="000fa8ec" officeooo:paragraph-rsid="000fa8ec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465452" fo:font-size="13pt" fo:font-weight="bold" officeooo:rsid="00218a9d" officeooo:paragraph-rsid="00218a9d" style:font-size-asian="11.3500003814697pt" style:font-weight-asian="bold" style:font-size-complex="13pt" style:font-weight-complex="bold"/>
    </style:style>
    <style:style style:name="P46" style:family="paragraph" style:parent-style-name="Standard">
      <style:text-properties officeooo:paragraph-rsid="00218a9d"/>
    </style:style>
    <style:style style:name="P47" style:family="paragraph" style:parent-style-name="Standard">
      <style:text-properties officeooo:rsid="0022e473" officeooo:paragraph-rsid="0022e473"/>
    </style:style>
    <style:style style:name="P48" style:family="paragraph" style:parent-style-name="Standard" style:list-style-name="L10">
      <style:paragraph-properties fo:text-align="justify" style:justify-single-word="false"/>
      <style:text-properties officeooo:rsid="0022e473" officeooo:paragraph-rsid="0022e473"/>
    </style:style>
    <style:style style:name="P49" style:family="paragraph" style:parent-style-name="Standard" style:list-style-name="L9">
      <style:paragraph-properties fo:line-height="110%" fo:text-align="justify" style:justify-single-word="false"/>
      <style:text-properties officeooo:rsid="0022e473" officeooo:paragraph-rsid="0022e473"/>
    </style:style>
    <style:style style:name="P50" style:family="paragraph" style:parent-style-name="Standard">
      <style:paragraph-properties fo:margin-top="0cm" fo:margin-bottom="0cm" loext:contextual-spacing="false" fo:line-height="50%"/>
      <style:text-properties officeooo:paragraph-rsid="000ff2de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22e473"/>
    </style:style>
    <style:style style:name="P52" style:family="paragraph" style:parent-style-name="Standard">
      <style:paragraph-properties fo:margin-top="0cm" fo:margin-bottom="0cm" loext:contextual-spacing="false"/>
      <style:text-properties fo:color="#465452" fo:font-size="12pt" officeooo:rsid="000fa8ec" officeooo:paragraph-rsid="000fa8ec" style:font-size-asian="10.5pt" style:font-size-complex="12pt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fo:font-size="6pt" officeooo:paragraph-rsid="000fcb57" style:font-size-asian="5.25pt" style:font-size-complex="6pt"/>
    </style:style>
    <style:style style:name="P5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218a9d"/>
    </style:style>
    <style:style style:name="P55" style:family="paragraph">
      <loext:graphic-properties draw:fill-color="#b2b2b2"/>
      <style:paragraph-properties fo:text-align="center"/>
    </style:style>
    <style:style style:name="P56" style:family="paragraph">
      <loext:graphic-properties draw:fill-color="#000000"/>
      <style:paragraph-properties fo:text-align="center"/>
    </style:style>
    <style:style style:name="P5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8ec" style:font-weight-asian="bold" style:font-weight-complex="bold"/>
    </style:style>
    <style:style style:name="T3" style:family="text">
      <style:text-properties fo:font-weight="bold" officeooo:rsid="000fcb57" style:font-weight-asian="bold" style:font-weight-complex="bold"/>
    </style:style>
    <style:style style:name="T4" style:family="text">
      <style:text-properties fo:font-weight="bold" officeooo:rsid="000ff2de" style:font-weight-asian="bold" style:font-weight-complex="bol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fcb5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ff2de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fa8ec" style:font-size-asian="10.5pt" style:font-size-complex="12pt"/>
    </style:style>
    <style:style style:name="T10" style:family="text">
      <style:text-properties fo:font-size="12pt" officeooo:rsid="00218a9d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0fa8ec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0fcb57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0ff2de" style:font-size-asian="10.5pt" style:font-weight-asian="bold" style:font-size-complex="12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color="#000000"/>
    </style:style>
    <style:style style:name="T18" style:family="text">
      <style:text-properties fo:font-weight="normal" officeooo:rsid="000fcb57" style:font-weight-asian="normal" style:font-weight-complex="normal"/>
    </style:style>
    <style:style style:name="T19" style:family="text">
      <style:text-properties fo:font-weight="normal" officeooo:rsid="000ff2de" style:font-size-asian="6pt" style:font-weight-asian="normal" style:font-weight-complex="normal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6pt" officeooo:rsid="00218a9d" style:font-size-asian="6pt" style:font-size-complex="6pt"/>
    </style:style>
    <style:style style:name="T22" style:family="text">
      <style:text-properties fo:font-size="6pt" fo:font-weight="normal" officeooo:rsid="000ff2de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style:style style:name="gr1" style:family="graphic">
      <style:graphic-properties draw:stroke="dash" draw:stroke-dash="Dashed_20__28_var_29_" svg:stroke-color="#b2b2b2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color="#999999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ilipa</text:p>
      <text:p text:style-name="P5"><draw:line text:anchor-type="paragraph" draw:z-index="11" draw:name="Shape1" draw:style-name="gr1" draw:text-style-name="P55" svg:x1="-0.205cm" svg:y1="0.079cm" svg:x2="17.019cm" svg:y2="0.079cm"><text:p/></draw:line></text:p>
      <text:p text:style-name="P21"><text:span text:style-name="T1">Phone</text:span> <text:span text:style-name="T1">:</text:span> +91 8746937747<text:tab/><text:tab/><text:tab/><text:span text:style-name="T1">Github</text:span> <text:span text:style-name="T1">:</text:span><text:span text:style-name="T16"> </text:span><text:span text:style-name="T15">https://github.com/dileep-bs</text:span></text:p>
      <text:p text:style-name="P8"/>
      <text:p text:style-name="P21"><text:span text:style-name="T1">Email</text:span> <text:span text:style-name="T1">:</text:span> dileep-bs@yahoo.com <text:tab/><text:tab/><text:tab/><text:span text:style-name="T1">LinkedIn</text:span> <text:span text:style-name="T1">: <text:s/></text:span><text:a xlink:type="simple" xlink:href="https://linkedin.com/in/dileep-achar-0798a2138" text:style-name="Internet_20_link" text:visited-style-name="Visited_20_Internet_20_Link"><text:span text:style-name="T17">https://linkedin.com/in/dileep-achar-0798a2138</text:span></text:a></text:p>
      <text:p text:style-name="P9"/>
      <text:p text:style-name="P21"><text:span text:style-name="T1">Address</text:span> <text:span text:style-name="T1">:</text:span> Krishnaraja Nagara-571602</text:p>
      <text:p text:style-name="P20"/>
      <text:p text:style-name="P20"/>
      <text:p text:style-name="P22"/>
      <text:p text:style-name="P43">PROFESSIONAL SUMMARY</text:p>
      <text:p text:style-name="P23"><draw:line text:anchor-type="paragraph" draw:z-index="0" draw:name="Shape1" draw:style-name="gr1" draw:text-style-name="P55" svg:x1="-0.205cm" svg:y1="0.074cm" svg:x2="17.019cm" svg:y2="0.074cm"><text:p/></draw:line></text:p>
      <text:p text:style-name="P3">To be a successful professional and achieve all the objectives of the organization and contribute</text:p>
      <text:p text:style-name="P3">to the success of the company with honesty and hard work and continuously upgrade my knowledge and skills.</text:p>
      <text:p text:style-name="P1"/>
      <text:p text:style-name="P2"/>
      <text:p text:style-name="P2"/>
      <text:p text:style-name="P45">PROFILE SUMMARY</text:p>
      <text:p text:style-name="P7"><draw:line text:anchor-type="paragraph" draw:z-index="6" draw:name="Shape1" draw:style-name="gr1" draw:text-style-name="P55" svg:x1="-0.205cm" svg:y1="0.011cm" svg:x2="17.019cm" svg:y2="0.011cm"><text:p/></draw:line></text:p>
      <text:p text:style-name="P40"><draw:line text:anchor-type="paragraph" draw:z-index="7" draw:name="Shape2" draw:style-name="gr2" draw:text-style-name="P56" svg:x1="4.822cm" svg:y1="0.018cm" svg:x2="4.822cm" svg:y2="9.344cm"><text:p/></draw:line><text:tab/><text:span text:style-name="T10">Data Structures</text:span><text:tab/><text:span text:style-name="T20"> <text:s text:c="109"/></text:span></text:p>
      <text:list xml:id="list8324615865971339639" text:style-name="L6">
        <text:list-item>
          <text:p text:style-name="P28"><text:span text:style-name="T10">Good knwledge in Data structure and Developed - 2D Arrays, Stacks, Queues, Dequeues, Ordered &amp; Unordered Linked List.</text:span></text:p>
          <text:p text:style-name="P13"/>
        </text:list-item>
      </text:list>
      <text:p text:style-name="P54"><text:span text:style-name="T10">Object Oriented Design<text:tab/></text:span><text:span text:style-name="T21"><text:tab/><text:tab/><text:tab/><text:tab/><text:tab/><text:tab/><text:tab/></text:span></text:p>
      <text:list xml:id="list6469148793054643582" text:style-name="L7">
        <text:list-item>
          <text:p text:style-name="P26"><text:span text:style-name="T10">Strong understanding of OOP Concepts, Exception Handling.</text:span></text:p>
        </text:list-item>
      </text:list>
      <text:list xml:id="list1038459007525979016" text:style-name="L8">
        <text:list-item>
          <text:p text:style-name="P27"><text:span text:style-name="T10">Proficient in Design Patterns such as Singleton, Factory, DI, MVC.</text:span></text:p>
          <text:p text:style-name="P14"/>
        </text:list-item>
      </text:list>
      <text:p text:style-name="P47"><text:span text:style-name="T10">Technology </text:span><text:span text:style-name="T8">&amp;</text:span><text:span text:style-name="T10"> Frameworks</text:span></text:p>
      <text:list xml:id="list5959600979595229402" text:style-name="L9">
        <text:list-item>
          <text:p text:style-name="P49"><text:span text:style-name="T10">Good </text:span><text:span text:style-name="T8">expeerience</text:span><text:span text:style-name="T10"> in Python, Django- MVT, Flask -MVC, and Restful Web Services using JSON.</text:span></text:p>
        </text:list-item>
        <text:list-item>
          <text:p text:style-name="P49"><text:span text:style-name="T10">Redis, RabbitMQ, Celery, Elasticsearch, MySQL, Nginx, Docker and CI/CD using Jenkins.</text:span></text:p>
        </text:list-item>
      </text:list>
      <text:p text:style-name="P18"/>
      <text:p text:style-name="P51"><text:span text:style-name="T10"><text:tab/> <text:s text:c="2"/>Tools<text:tab/><text:tab/> <text:s text:c="124"/></text:span></text:p>
      <text:list xml:id="list1685223347579621807" text:style-name="L10">
        <text:list-item>
          <text:p text:style-name="P48"><text:span text:style-name="T10">Git Version Control, PyCharm</text:span></text:p>
        </text:list-item>
      </text:list>
      <text:p text:style-name="P46"/>
      <text:p text:style-name="P17"/>
      <text:p text:style-name="P2"/>
      <text:p text:style-name="P1"/>
      <text:p text:style-name="P44">EDUCATION</text:p>
      <text:p text:style-name="P6"><draw:line text:anchor-type="paragraph" draw:z-index="1" draw:name="Shape1" draw:style-name="gr1" draw:text-style-name="P55" svg:x1="-0.205cm" svg:y1="0.011cm" svg:x2="17.019cm" svg:y2="0.011cm"><text:p/></draw:line><draw:line text:anchor-type="paragraph" draw:z-index="8" draw:name="Shape2" draw:style-name="gr2" draw:text-style-name="P57" svg:x1="4.611cm" svg:y1="0.181cm" svg:x2="4.611cm" svg:y2="2.653cm"><text:p/></draw:line></text:p>
      <text:p text:style-name="P25"><text:tab/><text:span text:style-name="T9">Jun - 2019</text:span><text:tab/><text:tab/><text:span text:style-name="T9">Studied at </text:span><text:span text:style-name="T12">PES College of Engineering (PESCE)</text:span><text:span text:style-name="T9">, Mandya and</text:span></text:p>
      <text:p text:style-name="P25"><text:span text:style-name="T9"><text:s text:c="2"/><text:tab/><text:tab/><text:tab/><text:tab/>specialized in Computer Science and <text:s/>Engineering (CSE) securing an <text:tab/><text:tab/><text:tab/><text:tab/>aggregate score of </text:span><text:span text:style-name="T12">7.48</text:span></text:p>
      <text:p text:style-name="P24"/>
      <text:p text:style-name="P10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52"><draw:line text:anchor-type="paragraph" draw:z-index="2" draw:name="Shape1" draw:style-name="gr1" draw:text-style-name="P55" svg:x1="-0.231cm" svg:y1="0.471cm" svg:x2="16.993cm" svg:y2="0.471cm"><text:p/></draw:line><text:span text:style-name="T1">EMPLOYMENT HISTORY</text:span></text:p>
      <text:p text:style-name="P11"><draw:line text:anchor-type="paragraph" draw:z-index="3" draw:name="Shape2" draw:style-name="gr2" draw:text-style-name="P56" svg:x1="4.611cm" svg:y1="0.143cm" svg:x2="4.611cm" svg:y2="6.705cm"><text:p/></draw:line><text:span text:style-name="T1"/></text:p>
      <text:p text:style-name="P12"><text:span text:style-name="T5">Jan - 2020 – May – 2020<text:tab/></text:span><text:span text:style-name="T11">Python Django De</text:span><text:span text:style-name="T13">v</text:span><text:span text:style-name="T11">eloper </text:span><text:span text:style-name="T13">at Happay (VA TECH VENTURES</text:span><text:span text:style-name="T14">) <text:s text:c="2"/><text:tab/></text:span><text:span text:style-name="T7">(Bengaluru) <text:s text:c="16"/></text:span><text:span text:style-name="T19"><text:s text:c="100"/></text:span></text:p>
      <text:list xml:id="list6372673832193531154" text:style-name="L2">
        <text:list-item>
          <text:p text:style-name="P36"><text:span text:style-name="T6">Worked as a backend development in django and postgres.</text:span></text:p>
          <text:p text:style-name="P15"><text:span text:style-name="T18"/></text:p>
        </text:list-item>
      </text:list>
      <text:list xml:id="list6258988384217804426" text:style-name="L3">
        <text:list-item>
          <text:p text:style-name="P38"><text:span text:style-name="T6">In accounting module retrieving data in ORM and creating date of</text:span></text:p>
          <text:p text:style-name="P38"><text:span text:style-name="T6">report generation fields.</text:span></text:p>
          <text:p text:style-name="P16"><text:span text:style-name="T18"/></text:p>
        </text:list-item>
        <text:list-item>
          <text:p text:style-name="P38"><text:span text:style-name="T6">In fleet express module worked in Extra-fields of REST APIs.</text:span></text:p>
          <text:p text:style-name="P16"><text:span text:style-name="T18"/></text:p>
        </text:list-item>
        <text:list-item>
          <text:p text:style-name="P38"><text:span text:style-name="T6">Created user authentication using KEY file and uploading into SFTP <text:tab/>server.</text:span></text:p>
          <text:p text:style-name="P16"><text:span text:style-name="T18"/></text:p>
        </text:list-item>
        <text:list-item>
          <text:p text:style-name="P37">Send data through POSTMAN and was testing apis that getting JSON <text:tab/>data.</text:p>
          <text:p text:style-name="P16"><text:span text:style-name="T18"/></text:p>
        </text:list-item>
        <text:list-item>
          <text:p text:style-name="P38"><text:span text:style-name="T6">worked in a serializers and django forms.</text:span></text:p>
        </text:list-item>
      </text:list>
      <text:p text:style-name="P39"><text:span text:style-name="T6"/></text:p>
      <text:p text:style-name="P25"><text:span text:style-name="T6"/></text:p>
      <text:p text:style-name="P25"><text:span text:style-name="T6"/></text:p>
      <text:p text:style-name="P29"><text:span text:style-name="T6">Aug - 2019 – Dec – 2019<text:tab/></text:span><text:span text:style-name="T13">Fellowship Engineer at BridgeLabz Solutions LLP</text:span></text:p>
      <text:p text:style-name="P53"><draw:line text:anchor-type="paragraph" draw:z-index="9" draw:name="Shape1" draw:style-name="gr1" draw:text-style-name="P55" svg:x1="-0.258cm" svg:y1="-0.113cm" svg:x2="16.966cm" svg:y2="-0.113cm"><text:p/></draw:line><draw:line text:anchor-type="paragraph" draw:z-index="4" draw:name="Shape2" draw:style-name="gr3" draw:text-style-name="P56" svg:x1="4.611cm" svg:y1="0.044cm" svg:x2="4.611cm" svg:y2="4.524cm"><text:p/></draw:line><text:span text:style-name="T3"/></text:p>
      <text:p text:style-name="P41"><text:span text:style-name="T13"><text:tab/></text:span><text:span text:style-name="T7">(Mumbai) <text:s text:c="20"/></text:span><text:span text:style-name="T22"><text:s text:c="107"/></text:span></text:p>
      <text:list xml:id="list4044433923761473551" text:style-name="L5">
        <text:list-item>
          <text:p text:style-name="P34"><text:span text:style-name="T6">Single-handedly developed </text:span><text:span text:style-name="T13">fundooNotes</text:span><text:span text:style-name="T6"> Backend Application using </text:span><text:span text:style-name="T13">Python</text:span><text:span text:style-name="T6">, </text:span><text:span text:style-name="T13">Django</text:span><text:span text:style-name="T6">, </text:span><text:span text:style-name="T13">MySQL</text:span><text:span text:style-name="T6">,</text:span><text:span text:style-name="T13">Redis</text:span><text:span text:style-name="T6">, </text:span><text:span text:style-name="T13">ElasticSearch</text:span><text:span text:style-name="T6">, </text:span><text:span text:style-name="T13">Celery</text:span><text:span text:style-name="T6"> as backend technologies. </text:span></text:p>
        </text:list-item>
        <text:list-item>
          <text:p text:style-name="P31"><text:span text:style-name="T6">Understanding of Nginx, </text:span><text:span text:style-name="T13">Docker</text:span><text:span text:style-name="T6">, and </text:span><text:span text:style-name="T13">AWS Services</text:span><text:span text:style-name="T6"> i.e. EC2, </text:span><text:span text:style-name="T13">S3</text:span><text:span text:style-name="T6"> &amp; also deployed the application using </text:span><text:span text:style-name="T13">CI/CD</text:span><text:span text:style-name="T6"> with Jenkins. </text:span></text:p>
        </text:list-item>
        <text:list-item>
          <text:p text:style-name="P31"><text:span text:style-name="T6">Code quality is done with </text:span><text:span text:style-name="T13">Sonarqube</text:span><text:span text:style-name="T6"> and exposure to Docker.</text:span></text:p>
        </text:list-item>
      </text:list>
      <text:p text:style-name="P33"><text:span text:style-name="T6"/></text:p>
      <text:p text:style-name="P33"><text:span text:style-name="T6"/></text:p>
      <text:p text:style-name="P30"><text:span text:style-name="T7">Jul</text:span><text:span text:style-name="T6"> - 2019 – </text:span><text:span text:style-name="T7">Aug</text:span><text:span text:style-name="T6"> – 2019<text:tab/></text:span><text:span text:style-name="T14">Student</text:span><text:span text:style-name="T13"> at </text:span><text:span text:style-name="T14">Qspiders, </text:span></text:p>
      <text:p text:style-name="P19"><draw:line text:anchor-type="paragraph" draw:z-index="10" draw:name="Shape1" draw:style-name="gr1" draw:text-style-name="P55" svg:x1="-0.152cm" svg:y1="-0.086cm" svg:x2="17.072cm" svg:y2="-0.086cm"><text:p/></draw:line><draw:line text:anchor-type="paragraph" draw:z-index="5" draw:name="Shape2" draw:style-name="gr3" draw:text-style-name="P56" svg:x1="4.611cm" svg:y1="0.081cm" svg:x2="4.611cm" svg:y2="4.524cm"><text:p/></draw:line><text:span text:style-name="T4"/></text:p>
      <text:p text:style-name="P50"><text:span text:style-name="T14"><text:s text:c="10"/>(</text:span><text:span text:style-name="T7">Bengluru) <text:s text:c="131"/></text:span></text:p>
      <text:list xml:id="list82035652739189" text:continue-numbering="true" text:style-name="L5">
        <text:list-item>
          <text:p text:style-name="P35"><text:span text:style-name="T6">Single-handedly developed </text:span><text:span text:style-name="T13">fundooNotes</text:span><text:span text:style-name="T6"> Backend Application using </text:span><text:span text:style-name="T13">Python</text:span><text:span text:style-name="T6">, </text:span><text:span text:style-name="T13">Django</text:span><text:span text:style-name="T6">, </text:span><text:span text:style-name="T13">MySQL</text:span><text:span text:style-name="T6">,</text:span><text:span text:style-name="T13">Redis</text:span><text:span text:style-name="T6">, </text:span><text:span text:style-name="T13">ElasticSearch</text:span><text:span text:style-name="T6">, </text:span><text:span text:style-name="T13">Celery</text:span><text:span text:style-name="T6"> as backend technologies. </text:span></text:p>
        </text:list-item>
        <text:list-item>
          <text:p text:style-name="P32"><text:span text:style-name="T6">Understanding of Nginx, </text:span><text:span text:style-name="T13">Docker</text:span><text:span text:style-name="T6">, and </text:span><text:span text:style-name="T13">AWS Services</text:span><text:span text:style-name="T6"> i.e. EC2, </text:span><text:span text:style-name="T13">S3</text:span><text:span text:style-name="T6"> &amp; also deployed the application using </text:span><text:span text:style-name="T13">CI/CD</text:span><text:span text:style-name="T6"> with Jenkins. </text:span></text:p>
        </text:list-item>
        <text:list-item>
          <text:p text:style-name="P32"><text:span text:style-name="T6">Code quality is done with </text:span><text:span text:style-name="T13">Sonarqube</text:span><text:span text:style-name="T6"> and exposure to Docke</text:span><text:span text:style-name="T7">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49:02.192313744</meta:creation-date>
    <dc:date>2020-10-13T08:20:31.169889556</dc:date>
    <meta:editing-duration>PT7M2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366" meta:character-count="3053" meta:non-whitespace-character-count="2079"/>
  </office:meta>
</office:document-meta>
</file>